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2701in" fo:margin-left="-0.0813in" fo:margin-top="0in" fo:margin-bottom="0in" table:align="left"/>
    </style:style>
    <style:style style:name="Table1.A" style:family="table-column">
      <style:table-column-properties style:column-width="1.5674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1.2" style:family="table-row">
      <style:table-row-properties style:min-row-height="0.2917in" fo:keep-together="auto"/>
    </style:style>
    <style:style style:name="Table1.5" style:family="table-row">
      <style:table-row-properties style:min-row-height="0.4167in" fo:keep-together="auto"/>
    </style:style>
    <style:style style:name="Table1.8" style:family="table-row">
      <style:table-row-properties style:min-row-height="0.9028in" fo:keep-together="auto"/>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text-properties style:font-name="Trebuchet MS" fo:font-size="13pt" fo:font-weight="bold" style:font-name-asian="Trebuchet MS1" style:font-size-asian="13pt" style:font-weight-asian="bold" style:font-name-complex="Trebuchet MS1" style:font-size-complex="13pt" fo:background-color="#ffffff"/>
    </style:style>
    <style:style style:name="P3" style:family="paragraph" style:parent-style-name="Standard">
      <style:paragraph-properties fo:margin-top="0in" fo:margin-bottom="0in" loext:contextual-spacing="false" fo:text-align="start" style:justify-single-word="false"/>
      <style:text-properties style:font-name="Trebuchet MS" fo:font-size="13pt" fo:font-weight="bold" style:font-name-asian="Trebuchet MS1" style:font-size-asian="13pt" style:font-weight-asian="bold" style:font-name-complex="Trebuchet MS1" style:font-size-complex="13pt" fo:background-color="#ffffff"/>
    </style:style>
    <style:style style:name="P4" style:family="paragraph" style:parent-style-name="Standard">
      <style:paragraph-properties fo:margin-top="0in" fo:margin-bottom="0in" loext:contextual-spacing="false" fo:text-align="start" style:justify-single-word="false"/>
    </style:style>
    <style:style style:name="P5" style:family="paragraph" style:parent-style-name="Standard">
      <style:paragraph-properties fo:margin-top="0in" fo:margin-bottom="0in" loext:contextual-spacing="false" fo:text-align="start" style:justify-single-word="false"/>
      <style:text-properties fo:background-color="#ffffff"/>
    </style:style>
    <style:style style:name="P6" style:family="paragraph" style:parent-style-name="Standard">
      <style:paragraph-properties fo:margin-top="0in" fo:margin-bottom="0in" loext:contextual-spacing="false"/>
      <style:text-properties fo:font-weight="bold" style:font-weight-asian="bold"/>
    </style:style>
    <style:style style:name="P7" style:family="paragraph" style:parent-style-name="Standard">
      <style:paragraph-properties fo:margin-top="0in" fo:margin-bottom="0in" loext:contextual-spacing="false" fo:text-align="start" style:justify-single-word="false"/>
      <style:text-properties fo:font-weight="bold" style:font-weight-asian="bold" fo:background-color="#ffffff"/>
    </style:style>
    <style:style style:name="P8" style:family="paragraph" style:parent-style-name="Standard">
      <style:paragraph-properties fo:margin-top="0in" fo:margin-bottom="0in" loext:contextual-spacing="false" fo:line-height="100%" fo:orphans="0" fo:widows="0"/>
    </style:style>
    <style:style style:name="P9" style:family="paragraph" style:parent-style-name="Standard" style:list-style-name="WWNum1">
      <style:paragraph-properties fo:margin-left="0.5in" fo:margin-right="0in" fo:margin-top="0in" fo:margin-bottom="0in" loext:contextual-spacing="true" fo:text-indent="-0.25in" style:auto-text-indent="false"/>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1" style:family="paragraph" style:parent-style-name="Subtitle" style:master-page-name="Standard">
      <style:paragraph-properties fo:margin-top="0in" fo:margin-bottom="0.222in" loext:contextual-spacing="false" style:page-number="1"/>
    </style:style>
    <style:style style:name="T1" style:family="text">
      <style:text-properties fo:background-color="#ffffff"/>
    </style:style>
    <style:style style:name="T2" style:family="text">
      <style:text-properties style:font-name="Trebuchet MS" fo:font-size="13pt" fo:font-weight="bold" style:font-name-asian="Trebuchet MS1" style:font-size-asian="13pt" style:font-weight-asian="bold" style:font-name-complex="Trebuchet MS1" style:font-size-complex="13pt" fo:background-color="#ffffff"/>
    </style:style>
    <style:style style:name="T3" style:family="text">
      <style:text-properties fo:font-style="italic" style:font-style-asian="italic"/>
    </style:style>
    <style:style style:name="T4" style:family="text">
      <style:text-properties fo:font-style="italic" style:font-style-asian="italic" fo:background-color="#ffffff"/>
    </style:style>
    <style:style style:name="T5" style:family="text">
      <style:text-properties fo:font-weight="bold" style:font-weight-asian="bold"/>
    </style:style>
    <style:style style:name="T6" style:family="text">
      <style:text-properties fo:font-weight="bold" style:font-weight-asian="bold" fo:background-color="#ffffff"/>
    </style:style>
    <style:style style:name="T7" style:family="text">
      <style:text-properties style:text-underline-style="none"/>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tracked-changes text:track-changes="false">
        <text:changed-region xml:id="ct77178272" text:id="ct77178272">
          <text:insertion>
            <office:change-info>
              <dc:creator>Veit Schwämmle</dc:creator>
              <dc:date>2018-08-16T12:03:57</dc:date>
            </office:change-info>
          </text:insertion>
        </text:changed-region>
        <text:changed-region xml:id="ct77177264" text:id="ct77177264">
          <text:insertion>
            <office:change-info>
              <dc:creator>Veit Schwämmle</dc:creator>
              <dc:date>2018-08-16T12:03:57</dc:date>
            </office:change-info>
          </text:insertion>
        </text:changed-region>
        <text:changed-region xml:id="ct77152176" text:id="ct77152176">
          <text:insertion>
            <office:change-info>
              <dc:creator>Veit Schwämmle</dc:creator>
              <dc:date>2018-08-16T12:03:57</dc:date>
            </office:change-info>
          </text:insertion>
        </text:changed-region>
        <text:changed-region xml:id="ct77125824" text:id="ct77125824">
          <text:insertion>
            <office:change-info>
              <dc:creator>Veit Schwämmle</dc:creator>
              <dc:date>2018-08-16T12:03:5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_2k8ck7bej7v3"/>Biological Metadata Session (EMBL-EBI, 12/06/2018)</text:p>
      <text:p text:style-name="P1">This session took place during the kickoff meeting for the ELIXIR Implementation Study entitled: <text:span text:style-name="T1">“Crowd-sourcing the annotation of public proteomics datasets to improve data reusability”.</text:span></text:p>
      <text:p text:style-name="P1"><text:span text:style-name="T1">Attending: Lydie Lane, Veit Schwämmle, Juan Antonio Vizcaíno, Fredrik Levander, Julianus Pfeuffer, Mathias Walzer</text:span></text:p>
      <text:p text:style-name="P2"/>
      <text:p text:style-name="P4"><text:span text:style-name="T2">OVERALL OBJECTIVE</text:span></text:p>
      <text:p text:style-name="P3"/>
      <text:p text:style-name="P4"><text:span text:style-name="T1">The overall objective of this component of the project is to enable annotation </text:span><text:span text:style-name="T4">a posteriori</text:span><text:span text:style-name="T1"> of datasets in PRIDE at the level of the experimental design (including the biological samples, replicates, etc). In principle, this will be applicable to public datasets, but we could see whether it would be feasible to apply this to private datasets as well. This infrastructure is aimed at anyone in the community, including its use internally by the PRIDE team. In parallel, the other component of the project aims to extract technical information from the submitted files (e.g. raw files, mzIdentML files, etc).</text:span></text:p>
      <text:p text:style-name="P5"/>
      <text:p text:style-name="P4"><text:span text:style-name="T1">The overall main objective of the project is to improve re-usability of public proteomics datasets by third parties.</text:span></text:p>
      <text:p text:style-name="P5"/>
      <text:p text:style-name="P4"><text:span text:style-name="T1">It should be noted that it is planned that the new PRIDE database system will support natively such level of biological annotation. The work included in this implementation study will help guiding those medium-term developments.</text:span></text:p>
      <text:p text:style-name="P7"/>
      <text:p text:style-name="P4"><text:span text:style-name="T6">MINUTES</text:span></text:p>
      <text:p text:style-name="P4"><text:span text:style-name="T1"><text:s/></text:span></text:p>
      <text:p text:style-name="P1">During the afternoon session the group split in two sub-groups in order to discuss: (i) technical aspects of automatic extraction of metadata from PRIDE submissions and, minuted in the following, (ii) facilitating<text:span text:style-name="T3"> a-posteriori</text:span> annotation with biological metadata and combination with other metadata and submission data.</text:p>
      <text:p text:style-name="P1"/>
      <text:p text:style-name="P1">Metadata annotation needs to happen at the level of the raw files corresponding to MS runs. For these purposes, there are two types of MS runs that need to be annotated:</text:p>
      <text:list xml:id="list7869375050866970507" text:style-name="WWNum1">
        <text:list-item>
          <text:p text:style-name="P9">“Mono-channel” MS runs (no multiplexing) -&gt; They contain only one sample. In this case it is easy to tag files (it is equivalent to tag samples). This case happens more often that case 2 below.</text:p>
        </text:list-item>
        <text:list-item>
          <text:p text:style-name="P9">“Multi-channel” MS runs (multiplexing) -&gt; They contain more than one sample in a single run (e.g. TMT, iTRAQ, etc). In an experiment of this kind, samples can get assigned to single or multiple files.</text:p>
        </text:list-item>
      </text:list>
      <text:p text:style-name="P1"/>
      <text:p text:style-name="P1"><text:soft-page-break/>We also determined that it was important to separate two use cases: manual annotators and “data exchange” annotations (e.g. using an API). For the former, it makes intuitive sense to first group files by samples rather than annotating individual files. Doing it his way, multiple duplicate annotations for different raw files (grouped for the same sample) can be saved into one single process, saving time. </text:p>
      <text:p text:style-name="P1"/>
      <text:p text:style-name="P1">However, in a “data exchange” scenario (API), machine read and write is given, so automatic duplication of annotations where necessary is possible, independently from the file format used for performing the annotation. </text:p>
      <text:p text:style-name="P1"/>
      <text:p text:style-name="P1">For a straight-forward mapping between these two scenarios, the precise assignment of files to samples is mandatory and should be prioritized. The compared costs of designing a more parsimonious format to reflect the annotation process plus increased intricacy of implementing API and data serialisation heavily outweigh the benefits of saving marginal amounts of data compared with the proper core of submissions, yet obstruct adoption simplicity and development time.</text:p>
      <text:p text:style-name="P1"/>
      <text:p text:style-name="P1">In order to evaluate the use of different ontologies/CVs, we then discussed the use of some of them for the annotation process. Next, the discussed ontologies/CVs for proteomics experiments are listed: </text:p>
      <text:p text:style-name="P1"/>
      <table:table table:name="Table1" table:style-name="Table1">
        <table:table-column table:style-name="Table1.A" table:number-columns-repeated="4"/>
        <text:soft-page-break/>
        <table:table-row table:style-name="Table1.1">
          <table:table-cell table:style-name="Table1.A1" office:value-type="string">
            <text:p text:style-name="P10"><text:span text:style-name="T5">Topic</text:span></text:p>
          </table:table-cell>
          <table:table-cell table:style-name="Table1.A1" office:value-type="string">
            <text:p text:style-name="P10"><text:span text:style-name="T5">Adoption</text:span></text:p>
          </table:table-cell>
          <table:table-cell table:style-name="Table1.A1" office:value-type="string">
            <text:p text:style-name="P10"><text:span text:style-name="T5"><office:annotation office:name="__Annotation__31_816401239"><dc:creator>Mathias Walzer</dc:creator><dc:date>2018-06-14T15:47:42</dc:date><text:p><text:span text:style-name="T8">https://www.ncbi.nlm.nih.gov/pmc/articles/PMC3898906/table/t0005/</text:span></text:p></office:annotation></text:span><text:span text:style-name="T5">Source</text:span><office:annotation-end office:name="__Annotation__31_816401239"/></text:p>
          </table:table-cell>
          <table:table-cell table:style-name="Table1.A1" office:value-type="string">
            <text:p text:style-name="P10"><text:span text:style-name="T5">Notes</text:span></text:p>
          </table:table-cell>
        </table:table-row>
        <table:table-row table:style-name="Table1.2">
          <table:table-cell table:style-name="Table1.A1" office:value-type="string">
            <text:p text:style-name="P10">Organism</text:p>
          </table:table-cell>
          <table:table-cell table:style-name="Table1.A1" table:number-rows-spanned="3" office:value-type="string">
            <text:p text:style-name="P10">Covered in other *omics already, see ISAtab</text:p>
          </table:table-cell>
          <table:table-cell table:style-name="Table1.A1" table:number-rows-spanned="3" office:value-type="string">
            <text:p text:style-name="P10"><office:annotation office:name="__Annotation__38_816401239"><dc:creator>Mathias Walzer</dc:creator><dc:date>2018-08-24T14:12:37</dc:date><text:p><text:span text:style-name="T8">BRENDA?</text:span></text:p></office:annotation>EFO<office:annotation-end office:name="__Annotation__38_816401239"/> (Experimental Factor Ontology), PATO</text:p>
          </table:table-cell>
          <table:table-cell table:style-name="Table1.A1" office:value-type="string">
            <text:p text:style-name="P10">EFO is used in other EBI resources (e.g. ArrayExpress, Expression Atlas)</text:p>
          </table:table-cell>
        </table:table-row>
        <table:table-row table:style-name="Table1.2">
          <table:table-cell table:style-name="Table1.A1" office:value-type="string">
            <text:p text:style-name="P10">Tissue</text:p>
          </table:table-cell>
          <table:covered-table-cell/>
          <table:covered-table-cell/>
          <table:table-cell table:style-name="Table1.A1" office:value-type="string">
            <text:p text:style-name="P10"/>
          </table:table-cell>
        </table:table-row>
        <table:table-row table:style-name="Table1.2">
          <table:table-cell table:style-name="Table1.A1" office:value-type="string">
            <text:p text:style-name="P10">Disease</text:p>
          </table:table-cell>
          <table:covered-table-cell/>
          <table:covered-table-cell/>
          <table:table-cell table:style-name="Table1.A1" office:value-type="string">
            <text:p text:style-name="P10"/>
          </table:table-cell>
        </table:table-row>
        <table:table-row table:style-name="Table1.5">
          <table:table-cell table:style-name="Table1.A1" office:value-type="string">
            <text:p text:style-name="P10">Sample treatment</text:p>
          </table:table-cell>
          <table:table-cell table:style-name="Table1.A1" table:number-rows-spanned="2" office:value-type="string">
            <text:p text:style-name="P10">Needs review (OLS) to add the necessary proteomics terms</text:p>
          </table:table-cell>
          <table:table-cell table:style-name="Table1.A1" table:number-rows-spanned="2" office:value-type="string">
            <text:p text:style-name="P10">EFO, sepCV</text:p>
          </table:table-cell>
          <table:table-cell table:style-name="Table1.A1" office:value-type="string">
            <text:p text:style-name="P10">Can these be timepoints in a series?</text:p>
          </table:table-cell>
        </table:table-row>
        <table:table-row table:style-name="Table1.2">
          <table:table-cell table:style-name="Table1.A1" office:value-type="string">
            <text:p text:style-name="P10">Sample preparation</text:p>
          </table:table-cell>
          <table:covered-table-cell/>
          <table:covered-table-cell/>
          <table:table-cell table:style-name="Table1.A1" office:value-type="string">
            <text:p text:style-name="P10"/>
          </table:table-cell>
        </table:table-row>
        <table:table-row table:style-name="Table1.2">
          <table:table-cell table:style-name="Table1.A1" office:value-type="string">
            <text:p text:style-name="P10">Instrument settings</text:p>
          </table:table-cell>
          <table:table-cell table:style-name="Table1.A1" table:number-rows-spanned="2" office:value-type="string">
            <text:p text:style-name="P10">Proteomics specific</text:p>
          </table:table-cell>
          <table:table-cell table:style-name="Table1.A1" table:number-rows-spanned="2" office:value-type="string">
            <text:p text:style-name="P8">PSI-MS</text:p>
          </table:table-cell>
          <table:table-cell table:style-name="Table1.A1" office:value-type="string">
            <text:p text:style-name="P10"/>
          </table:table-cell>
        </table:table-row>
        <table:table-row table:style-name="Table1.8">
          <table:table-cell table:style-name="Table1.A1" office:value-type="string">
            <text:p text:style-name="P10">Software settings</text:p>
          </table:table-cell>
          <table:covered-table-cell/>
          <table:covered-table-cell/>
          <table:table-cell table:style-name="Table1.A1" office:value-type="string">
            <text:p text:style-name="P10">Info about db construction or reference for reanalysis purposes</text:p>
          </table:table-cell>
        </table:table-row>
        <table:table-row table:style-name="Table1.8">
          <table:table-cell table:style-name="Table1.A1" office:value-type="string">
            <text:p text:style-name="P10">Software</text:p>
          </table:table-cell>
          <table:table-cell table:style-name="Table1.A1" office:value-type="string">
            <text:p text:style-name="P10">Proteomics specific</text:p>
          </table:table-cell>
          <table:table-cell table:style-name="Table1.A1" office:value-type="string">
            <text:p text:style-name="P10">bio.tools</text:p>
          </table:table-cell>
          <table:table-cell table:style-name="Table1.A1" office:value-type="string">
            <text:p text:style-name="P10">Which database search engine, deconvolution, ...</text:p>
          </table:table-cell>
        </table:table-row>
        <table:table-row table:style-name="Table1.8">
          <table:table-cell table:style-name="Table1.A1" office:value-type="string">
            <text:p text:style-name="P10">Potentially: Optimal/used data analysis workflow</text:p>
          </table:table-cell>
          <table:table-cell table:style-name="Table1.A1" office:value-type="string">
            <text:p text:style-name="P10">Proteomics specific</text:p>
          </table:table-cell>
          <table:table-cell table:style-name="Table1.A1" office:value-type="string">
            <text:p text:style-name="P10">EDAM</text:p>
          </table:table-cell>
          <table:table-cell table:style-name="Table1.A1" office:value-type="string">
            <text:p text:style-name="P10">What operations need to be used or have been used to get e.g. differentially regulated proteins</text:p>
          </table:table-cell>
        </table:table-row>
        <table:table-row table:style-name="Table1.1">
          <table:table-cell table:style-name="Table1.A1" office:value-type="string">
            <text:p text:style-name="P10">Named labels</text:p>
          </table:table-cell>
          <table:table-cell table:style-name="Table1.A1" office:value-type="string">
            <text:p text:style-name="P10">Free Text Precedence</text:p>
          </table:table-cell>
          <table:table-cell table:style-name="Table1.A1" office:value-type="string">
            <text:p text:style-name="P10">?</text:p>
          </table:table-cell>
          <table:table-cell table:style-name="Table1.A1" office:value-type="string">
            <text:p text:style-name="P10">E.g. Group names; free text supposed to be a name label, unique to a sample or file group, as it might have been used in a publication</text:p>
          </table:table-cell>
        </table:table-row>
      </table:table>
      <text:p text:style-name="P1"><text:soft-page-break/></text:p>
      <text:p text:style-name="P1"/>
      <text:p text:style-name="P1">We identified “Multiplexing” as the common source of issues with connecting samples and files, as mentioned above. In this context, we evaluated the patterns prepared by ISAtab community as a possible viable solution. If <office:annotation office:name="__Annotation__158_816401239"><dc:creator>Mathias Walzer</dc:creator><dc:date>2018-06-14T15:46:57</dc:date><text:p><text:span text:style-name="T8">http://isa-specs.readthedocs.io/en/latest/isatab.html#format</text:span></text:p></office:annotation>ISA<office:annotation-end office:name="__Annotation__158_816401239"/> creation tools are not applicable without too much investment, at least the created annotation files should be convertible into (simple) ISAtab format with the lowest amount of effort imaginable.</text:p>
      <text:p text:style-name="P1"/>
      <text:p text:style-name="P1">In further discussion it became apparent that, in order to keep it simple, increase chances of adoption, and avoid<office:annotation office:name="__Annotation__164_816401239"><dc:creator>Mathias Walzer</dc:creator><dc:date>2018-06-13T13:43:00</dc:date><text:p><text:span text:style-name="T8">Although it might be a good idea to explore, back reference and explain how, with our system, MIAPE compliance can be --easily of course-- fulfilled</text:span></text:p></office:annotation> (re-)introduction of MIAPE-like extensive <office:annotation-end office:name="__Annotation__164_816401239"/>rules, we should be as granular as possible when using CV terms that might have leaf terms, which would provide more specificity (i.e. identify sub-hierarchies in our targeted set of ontologies, which may become useful in the actual annotation process).</text:p>
      <text:p text:style-name="P1"/>
      <text:p text:style-name="P1">It was also discussed that, generally, the use of aiding procedures to select the correct CV terms is a challenging task. We will need support software that can be used to create annotations. We discussed different ways and available tools (e.g. OLS dialog [ELIXIR Norway and EBI], and ETA [ELIXIR Denmark]).</text:p>
      <text:p text:style-name="P1"><text:s/></text:p>
      <text:p text:style-name="P1">====</text:p>
      <text:p text:style-name="P1"/>
      <text:p text:style-name="P1">In the later plenary discussion (with both groups involved in the ELIXIR implementation study together) we discussed the list of CV term families that we compiled before. It was made clear that we do not intend to formulate MIAPE guidelines but rather to review the availability and usability for essential types of information in proteomics for annotation purposes.</text:p>
      <text:p text:style-name="P1"/>
      <text:p text:style-name="P1">We also briefly discussed the integration of technical metadata extracted from submission files. With respect to the needed CVs/ontologies (see table above), the PSI-MS CV should cover most cases (for instrument and software settings annotations).<text:change-start text:change-id="ct77178272"/></text:p>
      <text:p text:style-name="P1"/>
      <text:p text:style-name="P6"/>
      <text:p text:style-name="P1"><text:span text:style-name="T5">Suggested tasks</text:span></text:p>
      <text:p text:style-name="P6"/>
      <text:p text:style-name="P1">Define ISAtab template that includes all above-mentioned <office:annotation office:name="__Annotation__182_816401239"><dc:creator>Veit Schwämmle</dc:creator><dc:date>2018-09-03T06:04:27</dc:date><text:p><text:span text:style-name="T8">I agree, our focus should be using a data format that easily can be converted.</text:span></text:p></office:annotation><office:annotation office:name="__Annotation__180_816401239"><dc:creator>Juan Antonio Vizcaino</dc:creator><dc:date>2018-08-23T08:18:02</dc:date><text:p><text:span text:style-name="T8">A format is needed. I am not sure ISATab is the best one but at least is a starting point. For us (EBI) it would more advantageous to use the ArrayExpress one, since we are neighbouring teams and it would be easier to reuse things. </text:span></text:p><text:p><text:span text:style-name="T8">My understanding is that whatever format is used will need to be transformed to JSON or similar when <text:s/>"injected".</text:span></text:p></office:annotation><office:annotation office:name="__Annotation__178_816401239"><dc:creator>Juan Antonio Vizcaino</dc:creator><dc:date>2018-08-23T08:19:34</dc:date><text:p><text:span text:style-name="T8">@Mathias, talk to Andy about this</text:span></text:p></office:annotation>topics<text:change-end text:change-id="ct77178272"/><office:annotation-end office:name="__Annotation__178_816401239"/><office:annotation-end office:name="__Annotation__180_816401239"/><office:annotation-end office:name="__Annotation__182_816401239"/><text:change-start text:change-id="ct77177264"/> and evaluate feasibility</text:p>
      <text:p text:style-name="P1"/>
      <text:p text:style-name="P1">Revise how available annotation tools can be adopted to this format and underlying <office:annotation office:name="__Annotation__191_816401239"><dc:creator>Veit Schwämmle</dc:creator><dc:date>2018-09-03T06:15:25</dc:date><text:p><text:span text:style-name="T8">@juanan </text:span></text:p><text:p><text:span text:style-name="T8">Does that mean that the OLS dialog is not usable for this? </text:span></text:p><text:p><text:span text:style-name="T8">We could use the bio.tools annotator (the one under developement) as basis or at least to be inspired.</text:span></text:p></office:annotation><office:annotation office:name="__Annotation__189_816401239"><dc:creator>Juan Antonio Vizcaino</dc:creator><dc:date>2018-08-23T08:14:46</dc:date><text:p><text:span text:style-name="T8">Which available tools are available? @Veit, are you thinking about using bio.tools for this?</text:span></text:p><text:p><text:span text:style-name="T8">The PX submission tool would not be suitable.</text:span></text:p><text:p><text:span text:style-name="T8">We will develop an API to inject external annotations to experiments. The web interface would come later.</text:span></text:p></office:annotation>ontologies<text:change-end text:change-id="ct77177264"/><office:annotation-end office:name="__Annotation__189_816401239"/><office:annotation-end office:name="__Annotation__191_816401239"/><text:change-start text:change-id="ct77152176"/></text:p>
      <text:p text:style-name="P1"/>
      <text:p text:style-name="P1"><text:soft-page-break/>Look into extracting biol. Metadata from existing files (e.g. MaxQuant project files, mzid, ...)</text:p>
      <text:p text:style-name="P1">Integration with the technical metadata groups results</text:p>
      <text:p text:style-name="P1"/>
      <text:p text:style-name="P1">Select data sets for manual annotation and testing of the to-be-developed tools</text:p>
      <text:p text:style-name="P1"/>
      <text:p text:style-name="P1">Annotate small selection of data sets and identify bottlenecks and <office:annotation office:name="__Annotation__199_816401239"><dc:creator>Juan Antonio Vizcaino</dc:creator><dc:date>2018-08-23T08:19:11</dc:date><text:p><text:span text:style-name="T8">Even before doing this, we need to select them.</text:span></text:p></office:annotation>difficulties<text:change-end text:change-id="ct77152176"/><office:annotation-end office:name="__Annotation__199_816401239"/><text:change-start text:change-id="ct77125824"/></text:p>
      <text:p text:style-name="P1"/>
      <text:p text:style-name="P1">Write guidelines for the future <office:annotation office:name="__Annotation__204_816401239"><dc:creator>Juan Antonio Vizcaino</dc:creator><dc:date>2018-08-23T08:15:06</dc:date><text:p><text:span text:style-name="T8">Yes, this is clear, but comes at the end</text:span></text:p></office:annotation>annotator<text:change-end text:change-id="ct77125824"/><office:annotation-end office:name="__Annotation__204_81640123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5" meta:paragraph-count="64" meta:word-count="1025" meta:character-count="6687" meta:non-whitespace-character-count="5721"/>
    <meta:generator>LibreOfficeDev/5.1.0.3$Linux_X86_64 LibreOffice_project/</meta:generator>
  </office:meta>
</office:document-meta>
</file>